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fo:color="#004dbb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9bbb59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9bbb59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USQUEDA EN EL MODEL</text:span></text:p>
      <text:p text:style-name="P1"><text:span text:style-name="T2"/></text:p>
      <text:p text:style-name="P1"><text:span text:style-name="T3">PARA CABECERAS:</text:span><text:span text:style-name="T4"/></text:p>
      <text:p text:style-name="P1"><text:span text:style-name="T4"/></text:p>
      <text:p text:style-name="P1"><text:span text:style-name="T5">/*********************</text:span></text:p>
      <text:p text:style-name="P1"><text:span text:style-name="T5"><text:s/>*****&lt;-CABECERA-&gt;*****</text:span></text:p>
      <text:p text:style-name="P1"><text:span text:style-name="T5"><text:s/>*********************/</text:span></text:p>
      <text:p text:style-name="P1"><text:span text:style-name="T6">/*********************</text:span></text:p>
      <text:p text:style-name="P1"><text:span text:style-name="T6"><text:s/>*****&lt;-USUARIOS-&gt;*****</text:span></text:p>
      <text:p text:style-name="P1"><text:span text:style-name="T6"><text:s/>*********************/</text:span></text:p>
      <text:p text:style-name="P1"><text:span text:style-name="T6"/></text:p>
      <text:p text:style-name="P1"><text:span text:style-name="T7">Se deverá respetar la estructuracion entre &lt;&gt; y -- para los títulos de las cabeceras, Cabeceras disponibles:</text:span></text:p>
      <text:p text:style-name="P1"><text:span text:style-name="T8">USUARIOS, MASCOTAS, CITAS , PRUEBAS, TIPOSPRUEBAS, CONTRATOS, PAGOS</text:span><text:span text:style-name="T9"/></text:p>
      <text:p text:style-name="P1"><text:span text:style-name="T10"/></text:p>
      <text:p text:style-name="P1"><text:span text:style-name="T11">PARA CONSULTAS SQL:</text:span><text:span text:style-name="T12"/></text:p>
      <text:p text:style-name="P1"><text:span text:style-name="T13">Para englobar dentro de las cabeceras las consultas sql deberá respetarse el siguiente esquema de nomenclatura</text:span></text:p>
      <text:p text:style-name="P1"><text:span text:style-name="T13"/></text:p>
      <text:p text:style-name="P1"><text:span text:style-name="T14">/***********************************</text:span></text:p>
      <text:p text:style-name="P1"><text:span text:style-name="T14"><text:s/>*****&lt;CONSULTA CABECERA EXTRA&gt;*****</text:span></text:p>
      <text:p text:style-name="P1"><text:span text:style-name="T14"><text:s/>************************************/</text:span></text:p>
      <text:p text:style-name="P1"><text:span text:style-name="T15">/******************************</text:span></text:p>
      <text:p text:style-name="P1"><text:span text:style-name="T15"><text:s/>*****&lt;F CITAS VETERINARIO&gt;*****</text:span></text:p>
      <text:p text:style-name="P1"><text:span text:style-name="T15"><text:s/>******************************/</text:span></text:p>
      <text:p text:style-name="P1"><text:span text:style-name="T16"/></text:p>
      <text:p text:style-name="P1"><text:span text:style-name="T16">Se nombrará entre &lt;&gt; y separando por espacios la consulta, cabecera y la palabra extra, los tipos de consultas disponibles son:</text:span></text:p>
      <text:p text:style-name="P1"><text:span text:style-name="T17">V = visualizar</text:span></text:p>
      <text:p text:style-name="P1"><text:span text:style-name="T17">F= filtrar</text:span></text:p>
      <text:p text:style-name="P1"><text:span text:style-name="T17">FP =filtrar por pagina</text:span></text:p>
      <text:p text:style-name="P1"><text:span text:style-name="T17">VP = visualizar por pagina</text:span></text:p>
      <text:p text:style-name="P1"><text:span text:style-name="T17">IS = inicio de sesión</text:span></text:p>
      <text:p text:style-name="P1"><text:span text:style-name="T17">M = modificar</text:span></text:p>
      <text:p text:style-name="P1"><text:span text:style-name="T17">B = borrar</text:span></text:p>
      <text:p text:style-name="P1"><text:span text:style-name="T17">R = registrar</text:span></text:p>
      <text:p text:style-name="P1"><text:span text:style-name="T17">FIN = finalizar</text:span></text:p>
      <text:p text:style-name="P1"><text:span text:style-name="T17">REN = renovar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